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8.306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2.812cm"/>
    </style:style>
    <style:style style:name="co9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development</text:p>
          </table:table-cell>
          <table:table-cell table:style-name="Default"/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development</text:p>
          </table:table-cell>
          <table:table-cell table:style-name="Default"/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totaal" table:style-name="ta1" table:print="false"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5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0H00M00S">
            <text:p>00:00:00</text:p>
          </table:table-cell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1:38: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1-25T11:38:35.80</dc:date>
    <dc:creator>Kevin Kentie</dc:creator>
    <meta:editing-duration>PT3H13M11S</meta:editing-duration>
    <meta:editing-cycles>5</meta:editing-cycles>
    <meta:generator>OpenOffice/4.0.1$Win32 OpenOffice.org_project/401m5$Build-9714</meta:generator>
    <meta:document-statistic meta:table-count="4" meta:cell-count="302" meta:object-count="0"/>
  </office:meta>
</office:document-meta>
</file>